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21">
            <text:p>LU-6621</text:p>
          </table:table-cell>
          <table:table-cell office:value-type="float" office:value="65.78">
            <text:p>65.78</text:p>
          </table:table-cell>
          <table:table-cell office:value-type="float" office:value="34.42">
            <text:p>34.42</text:p>
          </table:table-cell>
          <table:table-cell office:value-type="float" office:value="9010.0">
            <text:p>9010.0</text:p>
          </table:table-cell>
          <table:table-cell office:value-type="float" office:value="219.91">
            <text:p>219.91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1.0">
            <text:p>31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9">
            <text:p>LU-6619</text:p>
          </table:table-cell>
          <table:table-cell office:value-type="float" office:value="65.86">
            <text:p>65.86</text:p>
          </table:table-cell>
          <table:table-cell office:value-type="float" office:value="34.7">
            <text:p>34.7</text:p>
          </table:table-cell>
          <table:table-cell office:value-type="float" office:value="1340.0">
            <text:p>1340.0</text:p>
          </table:table-cell>
          <table:table-cell office:value-type="float" office:value="160.81">
            <text:p>160.8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7">
            <text:p>LU-6647</text:p>
          </table:table-cell>
          <table:table-cell office:value-type="float" office:value="65.8">
            <text:p>65.8</text:p>
          </table:table-cell>
          <table:table-cell office:value-type="float" office:value="34.22">
            <text:p>34.22</text:p>
          </table:table-cell>
          <table:table-cell office:value-type="float" office:value="9390.0">
            <text:p>9390.0</text:p>
          </table:table-cell>
          <table:table-cell office:value-type="float" office:value="404.79">
            <text:p>404.7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6.177">
            <text:p>56.177</text:p>
          </table:table-cell>
          <table:table-cell office:value-type="float" office:value="4.301162633521313">
            <text:p>4.301162633521313</text:p>
          </table:table-cell>
          <table:table-cell office:value-type="float" office:value="4.301162633521313">
            <text:p>4.301162633521313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20">
            <text:p>LU-6620</text:p>
          </table:table-cell>
          <table:table-cell office:value-type="float" office:value="65.75">
            <text:p>65.75</text:p>
          </table:table-cell>
          <table:table-cell office:value-type="float" office:value="34.23">
            <text:p>34.23</text:p>
          </table:table-cell>
          <table:table-cell office:value-type="float" office:value="9580.0">
            <text:p>9580.0</text:p>
          </table:table-cell>
          <table:table-cell office:value-type="float" office:value="227.72">
            <text:p>227.7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5.0">
            <text:p>45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7">
            <text:p>LU-6617</text:p>
          </table:table-cell>
          <table:table-cell office:value-type="float" office:value="65.78">
            <text:p>65.78</text:p>
          </table:table-cell>
          <table:table-cell office:value-type="float" office:value="34.3">
            <text:p>34.3</text:p>
          </table:table-cell>
          <table:table-cell office:value-type="float" office:value="9970.0">
            <text:p>9970.0</text:p>
          </table:table-cell>
          <table:table-cell office:value-type="float" office:value="303.91">
            <text:p>303.91</text:p>
          </table:table-cell>
          <table:table-cell office:value-type="string" office:value="muddy gyttja">
            <text:p>mudd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1.0">
            <text:p>51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18">
            <text:p>LU-6618</text:p>
          </table:table-cell>
          <table:table-cell office:value-type="float" office:value="65.8">
            <text:p>65.8</text:p>
          </table:table-cell>
          <table:table-cell office:value-type="float" office:value="33.97">
            <text:p>33.97</text:p>
          </table:table-cell>
          <table:table-cell office:value-type="float" office:value="9560.0">
            <text:p>9560.0</text:p>
          </table:table-cell>
          <table:table-cell office:value-type="float" office:value="567.41">
            <text:p>567.41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2.0">
            <text:p>72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6">
            <text:p>LU-6646</text:p>
          </table:table-cell>
          <table:table-cell office:value-type="float" office:value="65.85">
            <text:p>65.85</text:p>
          </table:table-cell>
          <table:table-cell office:value-type="float" office:value="34.65">
            <text:p>34.65</text:p>
          </table:table-cell>
          <table:table-cell office:value-type="float" office:value="4050.0">
            <text:p>4050.0</text:p>
          </table:table-cell>
          <table:table-cell office:value-type="float" office:value="177.65">
            <text:p>177.65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0">
            <text:p>14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  <table:table-row>
          <table:table-cell office:value-type="string" office:value="Engozero">
            <text:p>Engozero</text:p>
          </table:table-cell>
          <table:table-cell office:value-type="string" office:value="radiocarbon">
            <text:p>radiocarbon</text:p>
          </table:table-cell>
          <table:table-cell office:value-type="string" office:value="LU-6645">
            <text:p>LU-6645</text:p>
          </table:table-cell>
          <table:table-cell office:value-type="float" office:value="65.86">
            <text:p>65.86</text:p>
          </table:table-cell>
          <table:table-cell office:value-type="float" office:value="34.61">
            <text:p>34.61</text:p>
          </table:table-cell>
          <table:table-cell office:value-type="float" office:value="5600.0">
            <text:p>5600.0</text:p>
          </table:table-cell>
          <table:table-cell office:value-type="float" office:value="171.63">
            <text:p>171.63</text:p>
          </table:table-cell>
          <table:table-cell office:value-type="string" office:value="laminated gyttja">
            <text:p>laminated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4.379192733826636">
            <text:p>4.379192733826636</text:p>
          </table:table-cell>
          <table:table-cell office:value-type="float" office:value="4.379192733826636">
            <text:p>4.379192733826636</text:p>
          </table:table-cell>
          <table:table-cell office:value-type="string" office:value="KolkaEtal2013a,BaranskayaEtal2018">
            <text:p>KolkaEtal2013a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